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ourier"/>
    </style:style>
    <style:style style:name="P2" style:family="paragraph" style:parent-style-name="Standard">
      <style:paragraph-properties fo:break-before="page"/>
      <style:text-properties style:font-name="Courier"/>
    </style:style>
    <style:style style:name="P3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  <style:text-properties style:font-name="Courier"/>
    </style:style>
    <text:list-style style:name="L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git checkout -b featurebranch</text:p>
      <text:p text:style-name="P1">3. git commit -m “First draft of hello world”</text:p>
      <text:p text:style-name="P1">5. git reset HEAD<text:line-break/> <text:s text:c="2"/>git checkout helloworld.py<text:line-break/>7. git merge featurebranch</text:p>
      <text:p text:style-name="P1"/>
      <text:p text:style-name="P1"/>
      <text:p text:style-name="P3"/>
      <text:p text:style-name="P1"/>
      <text:p text:style-name="P1">INVESTIGATION TOOLS!</text:p>
      <text:p text:style-name="P1"/>
      <text:p text:style-name="P1">git status<text:line-break/>git log<text:line-break/>git branch<text:line-break/>git show<text:line-break/></text:p>
      <text:p text:style-name="P2">2. touch helloworld.py<text:line-break/> <text:s text:c="2"/>git add helloworld.py<text:line-break/>4. git rm helloworld.py<text:line-break/>6. git checkout master<text:line-break/>8. git branch -d featurebranch</text:p>
      <text:p text:style-name="P1"><text:line-break/></text:p>
      <text:p text:style-name="P3"/>
      <text:p text:style-name="P1"/>
      <text:p text:style-name="P1"/>
      <text:p text:style-name="P1">INVESTIGATION TOOLS!</text:p>
      <text:p text:style-name="P1"/>
      <text:p text:style-name="P1">git status<text:line-break/>git log<text:line-break/>git branch<text:line-break/>git sh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lena Deckelmann</meta:initial-creator>
    <meta:creation-date>2014-03-05T15:02:35</meta:creation-date>
    <dc:date>2014-03-05T16:09:08</dc:date>
    <dc:creator>Selena Deckelmann</dc:creator>
    <meta:editing-duration>PT1H6M33S</meta:editing-duration>
    <meta:editing-cycles>6</meta:editing-cycles>
    <meta:generator>OpenOffice/4.0.1$Unix OpenOffice.org_project/401m5$Build-9714</meta:generator>
    <meta:printed-by>Selena Deckelmann</meta:printed-by>
    <meta:print-date>2014-03-05T16:07:17</meta:print-date>
    <meta:document-statistic meta:table-count="0" meta:image-count="0" meta:object-count="0" meta:page-count="2" meta:paragraph-count="9" meta:word-count="64" meta:character-count="394"/>
  </office:meta>
</office:document-meta>
</file>